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8.378cm" fo:min-width="11.946cm"/>
    </style:style>
    <style:style style:name="gr3" style:family="graphic" style:parent-style-name="standard">
      <style:graphic-properties draw:textarea-horizontal-align="justify" draw:textarea-vertical-align="middle" draw:auto-grow-height="false" fo:min-height="1.95cm" fo:min-width="22.7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8.5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4.9cm"/>
    </style:style>
    <style:style style:name="gr6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r1" style:family="presentation" style:parent-style-name="Predeterminado_5f__5f_-title">
      <style:graphic-properties draw:auto-grow-height="true" fo:min-height="3.506cm"/>
    </style:style>
    <style:style style:name="pr2" style:family="presentation" style:parent-style-name="Predeterminado_5f__5f_-subtitle" style:list-style-name="L2">
      <style:graphic-properties draw:fill-color="#ffffff" draw:textarea-vertical-align="top" draw:auto-grow-height="true" fo:min-height="15.057cm"/>
    </style:style>
    <style:style style:name="pr3" style:family="presentation" style:parent-style-name="Predeterminado_5f__5f_-notes">
      <style:graphic-properties draw:fill-color="#ffffff" draw:auto-grow-height="true" fo:min-height="13.364cm"/>
    </style:style>
    <style:style style:name="pr4" style:family="presentation" style:parent-style-name="Predeterminado_5f_-title">
      <style:graphic-properties draw:auto-grow-height="true" fo:min-height="3.506cm"/>
    </style:style>
    <style:style style:name="pr5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6" style:family="presentation" style:parent-style-name="Predeterminado_5f_-notes">
      <style:graphic-properties draw:fill-color="#ffffff" draw:auto-grow-height="true" fo:min-height="13.364cm"/>
    </style:style>
    <style:style style:name="pr7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8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9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10" style:family="presentation" style:parent-style-name="Predeterminado_5f_-subtitle" style:list-style-name="L5">
      <style:graphic-properties draw:fill-color="#ffffff" draw:textarea-vertical-align="top" draw:auto-grow-height="true" fo:min-height="15.429cm"/>
    </style:style>
    <style:style style:name="pr11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12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13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14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15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16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17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r18" style:family="presentation" style:parent-style-name="Predeterminado_5f_-subtitle" style:list-style-name="L5">
      <style:graphic-properties draw:fill-color="#ffffff" draw:textarea-vertical-align="top" draw:auto-grow-height="true" fo:min-height="15.057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margin-top="0.307cm" fo:margin-bottom="0.307cm" fo:text-align="start"/>
    </style:style>
    <style:style style:name="P3" style:family="paragraph">
      <loext:graphic-properties draw:fill-color="#ffffff"/>
      <style:paragraph-properties fo:margin-top="0.307cm" fo:margin-bottom="0.307cm" fo:text-align="start"/>
      <style:text-properties fo:font-size="26pt" style:font-size-asian="26pt" style:font-size-complex="2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102cm" fo:margin-bottom="0.102cm" fo:text-align="start"/>
    </style:style>
    <style:style style:name="P6" style:family="paragraph">
      <loext:graphic-properties draw:fill-color="#ffffff"/>
      <style:paragraph-properties fo:margin-top="0.102cm" fo:margin-bottom="0.102cm" fo:text-align="start"/>
      <style:text-properties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margin-top="0.205cm" fo:margin-bottom="0.205cm" fo:text-align="start"/>
    </style:style>
    <style:style style:name="P10" style:family="paragraph">
      <style:text-properties fo:font-size="44pt" fo:font-weight="bold" style:font-size-asian="44pt" style:font-weight-asian="bold" style:font-size-complex="44pt" style:font-weight-complex="bold"/>
    </style:style>
    <style:style style:name="P11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.102cm" fo:margin-bottom="0.102cm" fo:text-align="start"/>
      <style:text-properties fo:font-size="26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26pt" fo:font-style="normal" style:font-size-asian="26pt" style:font-style-asian="normal" style:font-size-complex="26pt" style:font-style-complex="normal"/>
    </style:style>
    <style:style style:name="T6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7" style:family="text">
      <style:text-properties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8" style:family="text">
      <style:text-properties fo:font-size="26pt" fo:font-style="normal" style:text-underline-style="solid" style:text-underline-width="auto" style:text-underline-color="font-color" style:font-size-asian="26pt" style:font-style-asian="normal" style:font-size-complex="26pt" style:font-style-complex="normal"/>
    </style:style>
    <style:style style:name="T9" style:family="text">
      <style:text-properties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6pt" fo:font-style="italic" style:text-underline-style="none" style:font-size-asian="26pt" style:font-style-asian="italic" style:font-size-complex="26pt" style:font-style-complex="italic"/>
    </style:style>
    <style:style style:name="T12" style:family="text">
      <style:text-properties fo:font-size="26pt" fo:font-style="normal" style:text-underline-style="none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FUNCIONES</text:span></text:p>
          </draw:text-box>
        </draw:frame>
        <draw:frame presentation:style-name="pr2" draw:text-style-name="P3" draw:layer="layout" svg:width="22.2cm" svg:height="15.057cm" svg:x="2.6cm" svg:y="4.201cm">
          <draw:text-box>
            <text:list text:style-name="L2">
              <text:list-item>
                <text:p text:style-name="P2"><text:span text:style-name="T2">¿Qué son las funciones?</text:span></text:p>
              </text:list-item>
              <text:list-item>
                <text:p text:style-name="P2"><text:span text:style-name="T2">Definición de funciones</text:span></text:p>
              </text:list-item>
              <text:list-item>
                <text:p text:style-name="P2"><text:span text:style-name="T2">Declaración de funciones</text:span></text:p>
              </text:list-item>
              <text:list-item>
                <text:p text:style-name="P2"><text:span text:style-name="T2">Llamadas a funciones</text:span></text:p>
              </text:list-item>
              <text:list-item>
                <text:p text:style-name="P2"><text:span text:style-name="T2">Visibilidad de las variables</text:span></text:p>
              </text:list-item>
              <text:list-item>
                <text:p text:style-name="P2"><text:span text:style-name="T2">Funciones inline</text:span></text:p>
              </text:list-item>
              <text:list-item>
                <text:p text:style-name="P2"><text:span text:style-name="T2">Sobrecarga de funciones</text:span></text:p>
              </text:list-item>
              <text:list-item>
                <text:p text:style-name="P2"><text:span text:style-name="T2">Recursividad</text:span></text:p>
              </text:list-item>
              <text:list-item>
                <text:p text:style-name="P2"><text:span text:style-name="T2">Programas propuest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3">¿QUÉ SON LAS FUNCIONES?</text:span></text:p>
          </draw:text-box>
        </draw:frame>
        <draw:frame presentation:style-name="pr5" draw:text-style-name="P6" draw:layer="layout" svg:width="22.2cm" svg:height="15.057cm" svg:x="2.6cm" svg:y="4.543cm">
          <draw:text-box>
            <text:list text:style-name="L1">
              <text:list-item>
                <text:p text:style-name="P5"><text:span text:style-name="T2">Las funciones son una seríe de sentencias agrupadas que realizan una cierta tarea.</text:span></text:p>
                <text:list>
                  <text:list-item>
                    <text:list>
                      <text:list-item>
                        <text:p text:style-name="P5"><text:span text:style-name="T2">Suelen tener unos datos de entrada y, a lo sumo, una salida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2">Si no hay salida el tipo de función es </text:span><text:span text:style-name="T4">void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pan text:style-name="T4"/></text:p>
            <text:list text:style-name="L1">
              <text:list-item>
                <text:list>
                  <text:list-item>
                    <text:list>
                      <text:list-item>
                        <text:p text:style-name="P5"><text:span text:style-name="T2">Tienen que ser declaradas antes de ser usadas.</text:span></text:p>
                      </text:list-item>
                      <text:list-item>
                        <text:p text:style-name="P5"><text:span text:style-name="T2">Pueden ser definidas más tarde.</text:span></text:p>
                      </text:list-item>
                      <text:list-item>
                        <text:p text:style-name="P5"><text:span text:style-name="T2">Se suele hablar de “llamadas” a la función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2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8" xml:id="id1" draw:id="id1" draw:layer="layout" svg:width="17.6cm" svg:height="12.2cm" svg:x="5cm" svg:y="6cm">
          <text:p text:style-name="P7"><text:span text:style-name="T1">SON</text:span></text:p>
          <text:p text:style-name="P7"><text:span text:style-name="T1"/></text:p>
          <text:p text:style-name="P7"><text:span text:style-name="T1">“</text:span><text:span text:style-name="T1">PEQUEÑOS”</text:span></text:p>
          <text:p text:style-name="P7"><text:span text:style-name="T1"/></text:p>
          <text:p text:style-name="P7"><text:span text:style-name="T1">PROGRAM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3">DEFINICIÓN DE FUNCIONES</text:span></text:p>
          </draw:text-box>
        </draw:frame>
        <draw:frame presentation:style-name="pr7" draw:text-style-name="P6" draw:layer="layout" svg:width="24.6cm" svg:height="15.057cm" svg:x="1.8cm" svg:y="4.543cm">
          <draw:text-box>
            <text:list text:style-name="L1">
              <text:list-item>
                <text:p text:style-name="P5"><text:span text:style-name="T2">Para definir una función hay que seguir la siguiente sintaxis:</text:span></text:p>
              </text:list-item>
            </text:list>
            <text:p text:style-name="P5"><text:span text:style-name="T2"/></text:p>
            <text:p text:style-name="P5"><text:span text:style-name="T2"><text:tab/></text:span><text:span text:style-name="T4">tipo_salida nombre_funcion</text:span><text:span text:style-name="T2"> (</text:span><text:span text:style-name="T4">tipo1 var1</text:span><text:span text:style-name="T2">,</text:span><text:span text:style-name="T4"> tipo2 var2</text:span><text:span text:style-name="T2">, etc) {</text:span></text:p>
            <text:p text:style-name="P5"><text:span text:style-name="T2"><text:tab/></text:span><text:span text:style-name="T2"><text:tab/></text:span><text:span text:style-name="T2">s</text:span><text:span text:style-name="T4">entencia1</text:span><text:span text:style-name="T2">;</text:span></text:p>
            <text:p text:style-name="P5"><text:span text:style-name="T2"><text:tab/></text:span><text:span text:style-name="T2"><text:tab/></text:span><text:span text:style-name="T2">s</text:span><text:span text:style-name="T4">entencia2</text:span><text:span text:style-name="T2">;</text:span></text:p>
            <text:p text:style-name="P5"><text:span text:style-name="T2"><text:tab/></text:span><text:span text:style-name="T2"><text:tab/></text:span><text:span text:style-name="T2">…</text:span></text:p>
            <text:p text:style-name="P5"><text:span text:style-name="T2"><text:tab/></text:span><text:span text:style-name="T2"><text:tab/></text:span><text:span text:style-name="T2">return </text:span><text:span text:style-name="T4">salida</text:span><text:span text:style-name="T2">;</text:span><text:span text:style-name="T2"><text:tab/></text:span><text:span text:style-name="T2"><text:tab/></text:span><text:span text:style-name="T2">//Sólo si hay alguna salida</text:span></text:p>
            <text:p text:style-name="P5"><text:span text:style-name="T2"><text:tab/></text:span><text:span text:style-name="T2">}</text:span></text:p>
            <text:p text:style-name="P5"><text:span text:style-name="T2"/></text:p>
            <text:list text:continue-numbering="true" text:style-name="L1">
              <text:list-item>
                <text:p text:style-name="P5"><text:span text:style-name="T2">Puede hacerse después de la función </text:span><text:span text:style-name="T4">main.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2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3">DECLARACIÓN DE FUNCIONES</text:span></text:p>
          </draw:text-box>
        </draw:frame>
        <draw:frame presentation:style-name="pr8" draw:text-style-name="P6" draw:layer="layout" svg:width="24cm" svg:height="15.057cm" svg:x="2.4cm" svg:y="4.543cm">
          <draw:text-box>
            <text:list text:style-name="L1">
              <text:list-item>
                <text:p text:style-name="P5"><text:span text:style-name="T2">Al contrario que la definición debe hacerse SIEMPRE antes de usar la función, por lo general antes de la función </text:span><text:span text:style-name="T4">main.</text:span></text:p>
              </text:list-item>
              <text:list-item>
                <text:p text:style-name="P5"><text:span text:style-name="T5">No requiere ser tan explícitos en el funcionamiento de la función.</text:span></text:p>
              </text:list-item>
            </text:list>
            <text:p text:style-name="P5"><text:span text:style-name="T6"/></text:p>
            <text:list text:continue-numbering="true" text:style-name="L1">
              <text:list-item>
                <text:p text:style-name="P5"><text:span text:style-name="T5">Sintaxis:</text:span></text:p>
              </text:list-item>
            </text:list>
            <text:p text:style-name="P5"><text:span text:style-name="T5"/></text:p>
            <text:p text:style-name="P5"><text:span text:style-name="T5"><text:tab/></text:span><text:span text:style-name="T4">tipo_salida nombre_funcion</text:span><text:span text:style-name="T5"> (</text:span><text:span text:style-name="T4">tipo1 </text:span><text:span text:style-name="T7">var1</text:span><text:span text:style-name="T5">,</text:span><text:span text:style-name="T4"> tipo2 </text:span><text:span text:style-name="T7">var2</text:span><text:span text:style-name="T5">, etc);</text:span></text:p>
            <text:p text:style-name="P5"><text:span text:style-name="T5"/></text:p>
            <text:list text:style-name="L3">
              <text:list-item>
                <text:list>
                  <text:list-item>
                    <text:p text:style-name="P5"><text:span text:style-name="T5">Los nombres de las variables son opcionales y no es necesario que coincidan con los de la definició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3">DECLARACIÓN DE FUNCIONES</text:span></text:p>
          </draw:text-box>
        </draw:frame>
        <draw:frame presentation:style-name="pr9" draw:text-style-name="P6" draw:layer="layout" svg:width="24cm" svg:height="15.057cm" svg:x="2.4cm" svg:y="4.543cm">
          <draw:text-box>
            <text:list text:style-name="L1">
              <text:list-item>
                <text:p text:style-name="P5"><text:span text:style-name="T5">En ciertos casos puede interesarnos que una función asuma alguna entrada por defecto (si no obtiene otra del programa principal), ejemplo:</text:span></text:p>
              </text:list-item>
            </text:list>
            <text:p text:style-name="P5"><text:span text:style-name="T5"/></text:p>
            <text:p text:style-name="P5"><text:span text:style-name="T5"><text:tab/></text:span><text:span text:style-name="T5">double potencia (double </text:span><text:span text:style-name="T8">x</text:span><text:span text:style-name="T5">, double exponente=2);</text:span></text:p>
            <text:p text:style-name="P5"><text:span text:style-name="T5"/></text:p>
            <text:p text:style-name="P5"><text:span text:style-name="T5"/></text:p>
            <text:list text:style-name="L4">
              <text:list-item>
                <text:p text:style-name="P5"><text:span text:style-name="T5">Podemos asignar tantas variables con valores por defecto como queramos, pero para ello todas las variables a la derecha deben tener también un valor por defect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3">LLAMADAS A FUNCIONES</text:span></text:p>
          </draw:text-box>
        </draw:frame>
        <draw:frame presentation:style-name="pr10" draw:text-style-name="P6" draw:layer="layout" svg:width="24cm" svg:height="15.429cm" svg:x="2.4cm" svg:y="4.143cm">
          <draw:text-box>
            <text:list text:style-name="L1">
              <text:list-item>
                <text:p text:style-name="P5"><text:span text:style-name="T5">Las llamadas son la forma de interactuar con las funciones desde la función principal </text:span><text:span text:style-name="T4">main</text:span><text:span text:style-name="T5"> (la única que se ejecuta por defecto).</text:span></text:p>
              </text:list-item>
            </text:list>
            <text:p text:style-name="P5"><text:span text:style-name="T5"/></text:p>
            <text:list text:continue-numbering="true" text:style-name="L1">
              <text:list-item>
                <text:p text:style-name="P5"><text:span text:style-name="T5">Su sintaxis es la siguiente:</text:span></text:p>
              </text:list-item>
            </text:list>
            <text:p text:style-name="P5"><text:span text:style-name="T5"><text:tab/></text:span><text:span text:style-name="T4">nombre_funcion</text:span><text:span text:style-name="T5">(</text:span><text:span text:style-name="T4">argumento1</text:span><text:span text:style-name="T5">, </text:span><text:span text:style-name="T4">argumento2</text:span><text:span text:style-name="T5">, etc);</text:span></text:p>
            <text:p text:style-name="P5"><text:span text:style-name="T5"/></text:p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5">Lo anterior llamaría a la función llamada “nombre_funcion” y ejecutaría el cuerpo de esa función para los argumentos que introduzcamos.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5"/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9"><text:span text:style-name="T5">Al igual que </text:span><text:span text:style-name="T4">cos(0.3) </text:span><text:span text:style-name="T5">si queremos almacenar ese valor habrá que asignárselo a una variable: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><text:tab/></text:span><text:span text:style-name="T4">var=nombre_funcion</text:span><text:span text:style-name="T5">(</text:span><text:span text:style-name="T4">argumento1</text:span><text:span text:style-name="T5">, </text:span><text:span text:style-name="T4">argumento2</text:span><text:span text:style-name="T5">, etc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3">VISIBILIDAD DE LAS VARIABLES</text:span></text:p>
          </draw:text-box>
        </draw:frame>
        <draw:frame presentation:style-name="pr11" draw:text-style-name="P6" draw:layer="layout" svg:width="24cm" svg:height="15.057cm" svg:x="2.4cm" svg:y="4.543cm">
          <draw:text-box>
            <text:list text:style-name="L1">
              <text:list-item>
                <text:p text:style-name="P5"><text:span text:style-name="T5">Las funciones vistas hasta ahora trabajan con copias de las variables, es decir, las modificaciones que hagamos dentro de una función de los argumentos de entrada no afectarán a su valor fuera de la función.</text:span></text:p>
              </text:list-item>
            </text:list>
            <text:p text:style-name="P5"><text:span text:style-name="T5"/></text:p>
            <text:list text:continue-numbering="true" text:style-name="L1">
              <text:list-item>
                <text:p text:style-name="P5"><text:span text:style-name="T5">Las variables declaradas dentro de una función “mueren” al finalizar la función y son sólo visibles desde la misma, son variables locales.</text:span></text:p>
              </text:list-item>
            </text:list>
            <text:p text:style-name="P5"><text:span text:style-name="T5"/></text:p>
            <text:list text:continue-numbering="true" text:style-name="L1">
              <text:list-item>
                <text:p text:style-name="P5"><text:span text:style-name="T5">Las variables declaradas fuera de cualquier función tienen un carácter global y pueden ser leídas y modificadas por cualquier función del programa (siempre que se “ejecute” después), son variables global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0" draw:layer="layout" svg:width="25.199cm" svg:height="3.506cm" svg:x="1.401cm" svg:y="0.494cm" presentation:class="title" presentation:user-transformed="true">
          <draw:text-box>
            <text:p><text:span text:style-name="T9">VISIBILIDAD DE LAS VARIABLES</text:span></text:p>
          </draw:text-box>
        </draw:frame>
        <draw:custom-shape draw:style-name="gr3" draw:text-style-name="P11" draw:layer="layout" svg:width="23.2cm" svg:height="2.2cm" svg:x="2.3cm" svg:y="11cm">
          <text:p text:style-name="P7"><text:span text:style-name="T10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xml:id="id2" draw:id="id2" draw:layer="layout" svg:width="9cm" svg:height="2cm" svg:x="3.3cm" svg:y="9cm">
          <text:p text:style-name="P7"><text:span text:style-name="T10">main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xml:id="id3" draw:id="id3" draw:layer="layout" svg:width="5.4cm" svg:height="2cm" svg:x="13.9cm" svg:y="9cm">
          <text:p text:style-name="P7"><text:span text:style-name="T10">Function1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xml:id="id4" draw:id="id4" draw:layer="layout" svg:width="5.4cm" svg:height="2cm" svg:x="20.1cm" svg:y="9cm">
          <text:p text:style-name="P7"><text:span text:style-name="T10">Function2</text:span></text:p>
          <draw:enhanced-geometry svg:viewBox="0 0 21600 21600" draw:type="rectangle" draw:enhanced-path="M 0 0 L 21600 0 21600 21600 0 21600 0 0 Z N"/>
        </draw:custom-shape>
        <draw:polyline draw:style-name="gr6" draw:text-style-name="P12" xml:id="id5" draw:id="id5" draw:layer="layout" svg:width="0cm" svg:height="6.199cm" svg:x="1.7cm" svg:y="7.6cm" svg:viewBox="0 0 0 6200" draw:points="0,6200 0,0">
          <text:p/>
        </draw:polyline>
        <draw:polyline draw:style-name="gr6" draw:text-style-name="P12" xml:id="id6" draw:id="id6" draw:layer="layout" svg:width="0cm" svg:height="6.199cm" svg:x="26.2cm" svg:y="7.8cm" svg:viewBox="0 0 0 6200" draw:points="0,0 0,6200">
          <text:p/>
        </draw:polyline>
        <draw:polyline draw:style-name="gr7" draw:text-style-name="P12" xml:id="id7" draw:id="id7" draw:layer="layout" svg:width="2.799cm" svg:height="3.599cm" svg:x="24.8cm" svg:y="8.4cm" svg:viewBox="0 0 2800 3600" draw:points="0,0 2800,3600">
          <text:p/>
        </draw:polyline>
        <draw:polyline draw:style-name="gr7" draw:text-style-name="P12" xml:id="id8" draw:id="id8" draw:layer="layout" svg:width="2.799cm" svg:height="3.599cm" svg:x="24.8cm" svg:y="8.4cm" svg:viewBox="0 0 2800 3600" draw:points="0,3600 28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0;height" smil:keyTimes="0;1"/>
                  <anim:transitionFilter smil:dur="0.5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0;height" smil:keyTimes="0;1"/>
                  <anim:transitionFilter smil:dur="0.5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3">FUNCIONES INLINE</text:span></text:p>
          </draw:text-box>
        </draw:frame>
        <draw:frame presentation:style-name="pr12" draw:text-style-name="P6" draw:layer="layout" svg:width="24cm" svg:height="15.057cm" svg:x="2.4cm" svg:y="4.543cm">
          <draw:text-box>
            <text:list text:style-name="L1">
              <text:list-item>
                <text:p text:style-name="P5"><text:span text:style-name="T5">Existen unas funciones especiales que se declaran incluyendo “inline” antes del tipo de salida:</text:span></text:p>
              </text:list-item>
            </text:list>
            <text:p text:style-name="P5"><text:span text:style-name="T4"><text:tab/></text:span><text:span text:style-name="T4"><text:tab/></text:span><text:span text:style-name="T4">inline tipo nombre</text:span><text:span text:style-name="T5"> (</text:span><text:span text:style-name="T4">tipo1 </text:span><text:span text:style-name="T11">var1</text:span><text:span text:style-name="T12">,</text:span><text:span text:style-name="T11"> tipo2 var2</text:span><text:span text:style-name="T5">, etc);</text:span></text:p>
            <text:p text:style-name="P5"><text:span text:style-name="T5"/></text:p>
            <text:list text:continue-numbering="true" text:style-name="L1">
              <text:list-item>
                <text:p text:style-name="P5"><text:span text:style-name="T5">A diferencia de las funciones normales, las funciones inline “sugieren” al compilador que el código sea copiado en el lugar de la llamada (sin realizar una llamada formal a la función).</text:span></text:p>
              </text:list-item>
            </text:list>
            <text:p text:style-name="P5"><text:span text:style-name="T5"/></text:p>
            <text:list text:continue-numbering="true" text:style-name="L1">
              <text:list-item>
                <text:p text:style-name="P5"><text:span text:style-name="T5">En general, en C++, el compilador se encarga de la optimización, e introduce “funciones inline” cuando son convenientes, por lo tanto </text:span><text:span text:style-name="T6">no está recomendado su uso</text:span><text:span text:style-name="T5"> explícit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3">SOBRECARGA DE FUNCIONES</text:span></text:p>
          </draw:text-box>
        </draw:frame>
        <draw:frame presentation:style-name="pr13" draw:text-style-name="P6" draw:layer="layout" svg:width="24cm" svg:height="15.057cm" svg:x="2.4cm" svg:y="4.543cm">
          <draw:text-box>
            <text:list text:style-name="L1">
              <text:list-item>
                <text:p text:style-name="P5"><text:span text:style-name="T5">En C++ tenemos la posibilidad de crear funciones que se llamen EXACTAMENTE IGUAL.</text:span></text:p>
              </text:list-item>
            </text:list>
            <text:p text:style-name="P5"><text:span text:style-name="T5"/></text:p>
            <text:list text:continue-numbering="true" text:style-name="L1">
              <text:list-item>
                <text:p text:style-name="P5"><text:span text:style-name="T5">La forma que tiene el compilador de diferenciar a cual de las funciones estamos llamando es diferenciando el tipo o número de los argumentos.</text:span></text:p>
              </text:list-item>
            </text:list>
            <text:p text:style-name="P5"><text:span text:style-name="T5"/></text:p>
            <text:list text:style-name="L4">
              <text:list-item>
                <text:p text:style-name="P5"><text:span text:style-name="T5">Por lo tanto, es obvio, que al menos un argumento de la función debe diferir en el tipo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5">El tipo de salida de la función también puede ser diferente, pero no es suficiente para diferenciar dos funciones con el mismo nombre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3">RECURSIVIDAD</text:span></text:p>
          </draw:text-box>
        </draw:frame>
        <draw:frame presentation:style-name="pr14" draw:text-style-name="P6" draw:layer="layout" svg:width="24cm" svg:height="15.057cm" svg:x="2.4cm" svg:y="4.343cm">
          <draw:text-box>
            <text:list text:style-name="L1">
              <text:list-item>
                <text:p text:style-name="P5"><text:span text:style-name="T5">Se trata de una propiedad de las funciones en C++ (algunos lenguajes no incluyen esta posibilidad) que permite que una función se llame a sí misma.</text:span></text:p>
              </text:list-item>
            </text:list>
            <text:p text:style-name="P5"><text:span text:style-name="T5"/></text:p>
            <text:list text:continue-numbering="true" text:style-name="L1">
              <text:list-item>
                <text:p text:style-name="P5"><text:span text:style-name="T5">La función debe incluir una condición que haga que finalice en algún momento, si no la relación de recursividad no finalizará nunca y tendremos un bucle infinito.</text:span></text:p>
              </text:list-item>
            </text:list>
            <text:p text:style-name="P5"><text:span text:style-name="T5"/></text:p>
            <text:list text:style-name="L4">
              <text:list-item>
                <text:p text:style-name="P5"><text:span text:style-name="T5">Es útil, por ejemplo, para algunos algoritmos de ordenación o en muchos casos nos permite programar soluciones a problemas sin tener que pensar cómo lo haríamos nosotros mismos (como personas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3">PROGRAMAS PROPUESTOS</text:span></text:p>
          </draw:text-box>
        </draw:frame>
        <draw:frame presentation:style-name="pr15" draw:text-style-name="P6" draw:layer="layout" svg:width="24cm" svg:height="15.057cm" svg:x="2.4cm" svg:y="3.843cm">
          <draw:text-box>
            <text:list text:style-name="L1">
              <text:list-item>
                <text:p text:style-name="P5"><text:span text:style-name="T5">Crear programas que utilicen funciones propias (creadas por nosotros) para:</text:span></text:p>
                <text:list>
                  <text:list-item>
                    <text:list>
                      <text:list-item>
                        <text:p text:style-name="P5"><text:span text:style-name="T5">Dado el radio calcular el área y el perímetro de un circulo.</text:span></text:p>
                      </text:list-item>
                      <text:list-item>
                        <text:p text:style-name="P5"><text:span text:style-name="T5">Dada la arista calcular el volumen y el área de un cubo.</text:span></text:p>
                      </text:list-item>
                      <text:list-item>
                        <text:p text:style-name="P5"><text:span text:style-name="T5">Calcular el factorial de un número, usando la aproximación de Stirling para factoriales mayores del 20!</text:span></text:p>
                      </text:list-item>
                      <text:list-item>
                        <text:p text:style-name="P5"><text:span text:style-name="T5">Calcular la exponencial de un número usando el desarrollo de Taylor.</text:span></text:p>
                      </text:list-item>
                      <text:list-item>
                        <text:p text:style-name="P5"><text:span text:style-name="T5">Que nos devuelva por pantalla si un número es par o impa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3">PROGRAMAS PROPUESTOS</text:span></text:p>
          </draw:text-box>
        </draw:frame>
        <draw:frame presentation:style-name="pr16" draw:text-style-name="P6" draw:layer="layout" svg:width="24cm" svg:height="15.057cm" svg:x="2.4cm" svg:y="4.243cm">
          <draw:text-box>
            <text:list text:style-name="L1">
              <text:list-item>
                <text:p text:style-name="P5"><text:span text:style-name="T5">Crear programas que utilicen funciones propias (creadas por nosotros) para:</text:span></text:p>
                <text:list>
                  <text:list-item>
                    <text:list>
                      <text:list-item>
                        <text:p text:style-name="P5"><text:span text:style-name="T5">Pasar de grados a radianes y viceversa y mover el ángulo a los intervalos [0,360) y [0,2Pi) respectivamente.</text:span></text:p>
                      </text:list-item>
                      <text:list-item>
                        <text:p text:style-name="P5"><text:span text:style-name="T5">Calcular la potencia de una base cuyo exponente es entero.</text:span></text:p>
                      </text:list-item>
                      <text:list-item>
                        <text:p text:style-name="P5"><text:span text:style-name="T5">Calcular la potencia de una base cuyo exponente es decima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3">PROGRAMAS PROPUESTOS</text:span></text:p>
          </draw:text-box>
        </draw:frame>
        <draw:frame presentation:style-name="pr17" draw:text-style-name="P6" draw:layer="layout" svg:width="24cm" svg:height="15.057cm" svg:x="2.4cm" svg:y="4.143cm">
          <draw:text-box>
            <text:list text:style-name="L1">
              <text:list-item>
                <text:p text:style-name="P5"><text:span text:style-name="T5">Sobrecargar las siguiente funciones:</text:span></text:p>
                <text:list>
                  <text:list-item>
                    <text:list>
                      <text:list-item>
                        <text:p text:style-name="P5"><text:span text:style-name="T5">Potencias de exponente entero y decimal.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5"/></text:p>
            <text:p text:style-name="P5"><text:span text:style-name="T5"/></text:p>
            <text:p text:style-name="P5"><text:span text:style-name="T5"/></text:p>
            <text:list text:continue-numbering="true" text:style-name="L1">
              <text:list-item>
                <text:p text:style-name="P5"><text:span text:style-name="T5">Crear funciones recursivas para resolver los siguientes problemas:</text:span></text:p>
                <text:list>
                  <text:list-item>
                    <text:list>
                      <text:list-item>
                        <text:p text:style-name="P5"><text:span text:style-name="T5">Factorial de un número.</text:span></text:p>
                      </text:list-item>
                      <text:list-item>
                        <text:p text:style-name="P5"><text:span text:style-name="T5">El elemento enésimo de la serie de Fibonacci.</text:span></text:p>
                      </text:list-item>
                      <text:list-item>
                        <text:p text:style-name="P5"><text:span text:style-name="T4">Que calcule determinantes de matrices n*n.</text:span></text:p>
                      </text:list-item>
                      <text:list-item>
                        <text:p text:style-name="P5"><text:span text:style-name="T4">Que resuelva un Sudoku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3">PROGRAMAS PROPUESTOS</text:span></text:p>
          </draw:text-box>
        </draw:frame>
        <draw:frame presentation:style-name="pr18" draw:text-style-name="P6" draw:layer="layout" svg:width="24cm" svg:height="15.057cm" svg:x="2.4cm" svg:y="4.243cm">
          <draw:text-box>
            <text:list text:style-name="L1">
              <text:list-item>
                <text:p text:style-name="P13"><text:span text:style-name="T5">Crear programas que utilicen funciones propias (creadas por nosotros) para:</text:span></text:p>
                <text:list>
                  <text:list-item>
                    <text:list>
                      <text:list-item>
                        <text:p text:style-name="P5"><text:span text:style-name="T5">Calcular la exponencial de un número usando el desarrollo de Taylor usando las funciones potencia y factorial que hemos creado previament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shrink-to-fit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Predeterminado_5f__5f_-background" style:display-name="Predeterminado__-background" style:family="presentation">
      <style:graphic-properties draw:stroke="none" draw:fill="none"/>
      <style:text-properties style:letter-kerning="true"/>
    </style:style>
    <style:style style:name="Predeterminado_5f__5f_-backgroundobjects" style:display-name="Predeterminad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_5f_-notes" style:display-name="Predeterminad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_5f_-outline1" style:display-name="Predeterminado__-outline1" style:family="presentation">
      <style:graphic-properties draw:stroke="none" draw:fill="none" draw:auto-grow-height="false" draw:fit-to-size="shrink-to-fit">
        <text:list-style style:name="Predeterminado_5f__5f_-outline1" style:display-name="Predeterminad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_5f_-outline2" style:display-name="Predeterminado__-outline2" style:family="presentation" style:parent-style-name="Predeterminado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_5f_-outline3" style:display-name="Predeterminado__-outline3" style:family="presentation" style:parent-style-name="Predeterminado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_5f_-outline4" style:display-name="Predeterminado__-outline4" style:family="presentation" style:parent-style-name="Predeterminado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_5f_-outline5" style:display-name="Predeterminado__-outline5" style:family="presentation" style:parent-style-name="Predeterminado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6" style:display-name="Predeterminado__-outline6" style:family="presentation" style:parent-style-name="Predeterminado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7" style:display-name="Predeterminado__-outline7" style:family="presentation" style:parent-style-name="Predeterminado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8" style:display-name="Predeterminado__-outline8" style:family="presentation" style:parent-style-name="Predeterminado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9" style:display-name="Predeterminado__-outline9" style:family="presentation" style:parent-style-name="Predeterminado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subtitle" style:display-name="Predeterminado__-subtitle" style:family="presentation">
      <style:graphic-properties draw:stroke="none" draw:fill="none" draw:textarea-vertical-align="middle">
        <text:list-style style:name="Predeterminado_5f__5f_-subtitle" style:display-name="Predeterminad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_5f_-title" style:display-name="Predeterminado__-title" style:family="presentation">
      <style:graphic-properties draw:stroke="none" draw:fill="none" draw:textarea-vertical-align="middle">
        <text:list-style style:name="Predeterminado_5f__5f_-title" style:display-name="Predeterminad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draw:frame presentation:style-name="Predeterminado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_5f_-title" draw:layer="backgroundobjects" svg:width="14.848cm" svg:height="11.136cm" svg:x="3.075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5f__5f_" style:display-name="Predeterminado__" style:page-layout-name="PM1" draw:style-name="Mdp1">
      <draw:frame presentation:style-name="Predeterminado_5f_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_5f__5f_-title" draw:layer="backgroundobjects" svg:width="0.001cm" svg:height="0.001cm" svg:x="0cm" svg:y="2.257cm" presentation:class="page"/>
        <draw:frame presentation:style-name="Predeterminado_5f_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ivi </meta:initial-creator>
    <meta:creation-date>2014-10-17T02:58:21.728971781</meta:creation-date>
    <dc:date>2015-11-04T12:51:54.862015551</dc:date>
    <dc:creator>trivi </dc:creator>
    <meta:editing-duration>PT11H36M53S</meta:editing-duration>
    <meta:editing-cycles>98</meta:editing-cycles>
    <meta:generator>LibreOffice/5.0.2.2$Linux_x86 LibreOffice_project/00m0$Build-2</meta:generator>
    <meta:document-statistic meta:object-count="108"/>
  </office:meta>
</office:document-meta>
</file>